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7, with its notes.</text:p>
      <text:p text:style-name="Horizontal_20_Line"/>
      <text:p text:style-name="First_20_paragraph">Notas
[1 N. de T.:] MOO (Multi-User Object-Oriented): tipo de MUD orientado a objetos, generalmente con fines educativos o de experimentación social. Los usuarios pueden interactuar con objetos y programar dentro del entorno virtual.
[2 N. de T.:] MUSH (Multi-User Shared Hallucination): tipo de MUD enfocado en la interacción social y narrativa entre usuarios, permitiendo la creación colaborativa de historias y escenarios virtuales. </text:p>
      <text:p text:style-name="Text_20_body">…notes for file 27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